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CHAMPI QUISPE, BASI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828181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30937616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CHAMPI QUISPE, BASILI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0482818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JARAMILLO CUSI, CARLOS FRANCISC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>0481607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30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82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06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936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ASM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08/2021</text:p>
          </table:table-cell>
          <table:table-cell table:style-name="Tabla2.A3" office:value-type="string">
            <text:p text:style-name="P22">565872</text:p>
          </table:table-cell>
          <table:table-cell table:style-name="Tabla2.D3" office:value-type="string">
            <text:p text:style-name="P23">94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6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3:30:29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